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578cm" svg:height="8.2cm" svg:x="0.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5:50:42.025132911</dc:date>
    <meta:editing-duration>PT2M56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79cm" svg:height="8.201cm" xlink:href="." xlink:type="simple" chart:class="chart:scatter" chart:style-name="ch1">
        <chart:plot-area chart:style-name="ch2" chart:data-source-has-labels="both" svg:x="0.291cm" svg:y="0.164cm" svg:width="13.997cm" svg:height="7.873cm">
          <chart:coordinate-region svg:x="0.833cm" svg:y="0.363cm" svg:width="13.361cm" svg:height="7.4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654429724189627">
                <text:p>-0.654429724189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094232277234384">
                <text:p>0.094232277234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36973318117687">
                <text:p>0.836973318117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65442972418963">
                <text:p>0.65442972418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82324939955545">
                <text:p>0.282324939955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0942322772343836">
                <text:p>-0.0942322772343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36973318117687">
                <text:p>-0.836973318117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5442972418963">
                <text:p>-0.65442972418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82324939955537">
                <text:p>-0.282324939955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942322772343779">
                <text:p>0.0942322772343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469303395120694">
                <text:p>0.4693033951206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36973318117687">
                <text:p>0.836973318117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654429724189631">
                <text:p>0.654429724189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282324939955537">
                <text:p>0.2823249399555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942322772343776">
                <text:p>-0.0942322772343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69303395120694">
                <text:p>-0.469303395120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36973318117687">
                <text:p>-0.836973318117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25033320889137">
                <text:p>-2.25033320889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6862501335564">
                <text:p>-1.6862501335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36197149921865">
                <text:p>-1.36197149921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01621376073588">
                <text:p>-1.016213760735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654429724189631">
                <text:p>-0.6544297241896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282324939955548">
                <text:p>-0.2823249399555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0942322772343772">
                <text:p>0.0942322772343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36973318117686">
                <text:p>0.8369733181176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75326387705195">
                <text:p>2.75326387705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25033320889137">
                <text:p>2.250333208891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6862501335564">
                <text:p>1.68625013355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01621376073588">
                <text:p>1.016213760735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654429724189631">
                <text:p>0.654429724189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282324939955549">
                <text:p>0.282324939955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0942322772343875">
                <text:p>-0.094232277234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36973318117686">
                <text:p>-0.8369733181176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52712424725112">
                <text:p>-1.52712424725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12132034355964">
                <text:p>-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